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c7152" officeooo:paragraph-rsid="00242f6e"/>
    </style:style>
    <style:style style:name="P2" style:family="paragraph" style:parent-style-name="Text_20_body">
      <style:text-properties officeooo:rsid="001e3346" officeooo:paragraph-rsid="001e3346"/>
    </style:style>
    <style:style style:name="P3" style:family="paragraph" style:parent-style-name="Text_20_body">
      <style:text-properties officeooo:rsid="001e3346" officeooo:paragraph-rsid="0020b3c7"/>
    </style:style>
    <style:style style:name="P4" style:family="paragraph" style:parent-style-name="Text_20_body">
      <style:text-properties officeooo:rsid="001e3346" officeooo:paragraph-rsid="002c5901"/>
    </style:style>
    <style:style style:name="P5" style:family="paragraph" style:parent-style-name="Text_20_body">
      <style:text-properties officeooo:rsid="001e3346" officeooo:paragraph-rsid="002da94d"/>
    </style:style>
    <style:style style:name="P6" style:family="paragraph" style:parent-style-name="Text_20_body">
      <style:text-properties officeooo:rsid="001f7b94" officeooo:paragraph-rsid="001f7b94"/>
    </style:style>
    <style:style style:name="P7" style:family="paragraph" style:parent-style-name="Text_20_body">
      <style:text-properties officeooo:rsid="00242f6e" officeooo:paragraph-rsid="00248bc6"/>
    </style:style>
    <style:style style:name="P8" style:family="paragraph" style:parent-style-name="Text_20_body">
      <style:text-properties officeooo:rsid="00248bc6" officeooo:paragraph-rsid="00248bc6"/>
    </style:style>
    <style:style style:name="P9" style:family="paragraph" style:parent-style-name="Text_20_body">
      <style:text-properties officeooo:rsid="00248bc6" officeooo:paragraph-rsid="002616f6"/>
    </style:style>
    <style:style style:name="P10" style:family="paragraph" style:parent-style-name="Text_20_body">
      <style:text-properties officeooo:rsid="0028f36d" officeooo:paragraph-rsid="0028f36d"/>
    </style:style>
    <style:style style:name="P11" style:family="paragraph" style:parent-style-name="Text_20_body">
      <style:text-properties fo:font-size="7pt" officeooo:rsid="002efa7f" officeooo:paragraph-rsid="002efa7f" style:font-size-asian="7pt" style:font-size-complex="7pt"/>
    </style:style>
    <style:style style:name="T1" style:family="text">
      <style:text-properties officeooo:rsid="001e3346"/>
    </style:style>
    <style:style style:name="T2" style:family="text">
      <style:text-properties officeooo:rsid="001e5abc"/>
    </style:style>
    <style:style style:name="T3" style:family="text">
      <style:text-properties officeooo:rsid="001f7b94"/>
    </style:style>
    <style:style style:name="T4" style:family="text">
      <style:text-properties officeooo:rsid="002616f6"/>
    </style:style>
    <style:style style:name="T5" style:family="text">
      <style:text-properties officeooo:rsid="002bac13"/>
    </style:style>
    <style:style style:name="T6" style:family="text">
      <style:text-properties officeooo:rsid="002d4937"/>
    </style:style>
    <style:style style:name="T7" style:family="text">
      <style:text-properties officeooo:rsid="002da9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nnection objects</text:h>
      <text:p text:style-name="P11">180727, updated 18.5.2019/pekka</text:p>
      <text:p text:style-name="P5">A connection object represents logical connection between two devices. <text:span text:style-name="T7">Both ends of communication have a connection object dedicated for that link, serialized data is transferred from a connection object to another.</text:span></text:p>
      <text:p text:style-name="P5"/>
      <text:p text:style-name="P2"/>
      <text:p text:style-name="P4">ioc_<text:span text:style-name="T5">initialize</text:span>_connection(<text:span text:style-name="T2">iocConnection *</text:span>con, <text:span text:style-name="T6">iocRoot *root</text:span>);</text:p>
      <text:p text:style-name="P4">ioc_<text:span text:style-name="T5">release</text:span>_connection(<text:span text:style-name="T2">iocConnection *</text:span>con);</text:p>
      <text:p text:style-name="P3">ioc_<text:span text:style-name="T2">attach</text:span>_memory_block(<text:span text:style-name="T2">iocConnection *</text:span>con, <text:span text:style-name="T3">iocMemoryBlock *mblk, iocTransferBuffer *tbuf</text:span>);</text:p>
      <text:p text:style-name="P6">ioc_detach_memory_block(<text:span text:style-name="T1">iocConnection *con, </text:span>iocMemoryBlock *mblk<text:span text:style-name="T1">);</text:span></text:p>
      <text:p text:style-name="P6"/>
      <text:p text:style-name="P8">ioc_connect(<text:span text:style-name="T1">iocConnection *con, char *constr, flags</text:span>)</text:p>
      <text:p text:style-name="P9">ioc_<text:span text:style-name="T4">listen</text:span>(<text:span text:style-name="T1">iocConnection *con, flags</text:span>)</text:p>
      <text:p text:style-name="P9">ioc_<text:span text:style-name="T4">accept</text:span>(<text:span text:style-name="T1">iocConnection *con, flags</text:span>)</text:p>
      <text:p text:style-name="P9">ioc_disconnect(<text:span text:style-name="T1">iocConnection *con</text:span>)</text:p>
      <text:p text:style-name="P7">ioc_run(<text:span text:style-name="T1">iocConnection *con</text:span>);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5-29T00:21:56.063762636</dc:date>
    <meta:editing-duration>PT2H45M38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67" meta:character-count="713" meta:non-whitespace-character-count="658"/>
  </office:meta>
</office:document-meta>
</file>